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fo:margin-bottom="10.00pt"/>
    </style:style>
    <style:style style:name="P9" style:family="paragraph">
      <style:paragraph-properties fo:line-height="100.00%" fo:text-align="left" fo:margin-bottom="10.00pt"/>
    </style:style>
    <text:list-style style:name="L10">
      <text:list-level-style-number text:level="1" style:num-suffix="." style:num-format="1">
        <style:list-level-properties text:space-before="18.00pt" text:min-label-width="18.00pt"/>
      </text:list-level-style-number>
    </text:list-style>
    <style:style style:name="P10" style:family="paragraph">
      <style:paragraph-properties fo:line-height="100.00%" fo:text-align="left" fo:margin-bottom="10.00pt"/>
    </style:style>
    <style:style style:name="P11" style:family="paragraph">
      <style:paragraph-properties fo:line-height="100.00%" fo:text-align="left" fo:margin-bottom="10.00pt"/>
    </style:style>
    <text:list-style style:name="L12">
      <text:list-level-style-number text:level="1" style:num-suffix="." style:num-format="1">
        <style:list-level-properties text:space-before="18.00pt" text:min-label-width="18.00pt"/>
      </text:list-level-style-number>
    </text:list-style>
    <style:style style:name="P12" style:family="paragraph">
      <style:paragraph-properties fo:line-height="100.00%" fo:text-align="left" fo:margin-bottom="10.00pt"/>
    </style:style>
    <style:style style:name="P13" style:family="paragraph">
      <style:paragraph-properties fo:line-height="100.00%" fo:text-align="left" fo:margin-bottom="10.00pt"/>
    </style:style>
    <style:style style:name="P14" style:family="paragraph">
      <style:paragraph-properties fo:line-height="115.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0.00%" fo:text-align="left" fo:margin-bottom="10.00pt"/>
    </style:style>
    <style:style style:name="P20" style:family="paragraph">
      <style:paragraph-properties fo:line-height="115.00%" fo:text-align="left" fo:margin-bottom="10.00pt"/>
    </style:style>
    <style:style style:name="P21" style:family="paragraph">
      <style:paragraph-properties fo:line-height="100.00%" fo:text-align="left" fo:margin-bottom="10.00pt"/>
    </style:style>
    <style:style style:name="P22" style:family="paragraph">
      <style:paragraph-properties fo:line-height="115.00%" fo:text-align="left" fo:margin-bottom="10.00pt"/>
    </style:style>
    <style:style style:name="P23" style:family="paragraph">
      <style:paragraph-properties fo:line-height="100.00%" fo:text-align="left" fo:margin-bottom="10.00pt"/>
    </style:style>
    <style:style style:name="P24" style:family="paragraph">
      <style:paragraph-properties fo:line-height="115.00%" fo:text-align="left" fo:margin-bottom="10.00pt"/>
    </style:style>
    <style:style style:name="P25" style:family="paragraph">
      <style:paragraph-properties fo:line-height="100.00%" fo:text-align="left" fo:margin-bottom="10.00pt"/>
    </style:style>
    <style:style style:name="P26" style:family="paragraph">
      <style:paragraph-properties fo:line-height="115.00%" fo:text-align="left" fo:margin-bottom="10.00pt"/>
    </style:style>
    <style:style style:name="P27" style:family="paragraph">
      <style:paragraph-properties fo:line-height="100.00%" fo:text-align="left" fo:margin-bottom="10.00pt"/>
    </style:style>
    <style:style style:name="P28" style:family="paragraph">
      <style:paragraph-properties fo:line-height="115.00%" fo:text-align="left" fo:margin-bottom="10.00pt"/>
    </style:style>
  </office:automatic-styles>
  <office:body>
    <office:text>
      <text:p text:style-name="P1"><text:span text:style-name="T1">IMPLICIT &amp; EXPLICIT CONVERSION</text:span></text:p>
      <text:p text:style-name="P1"><text:span text:style-name="T2"/></text:p>
      <text:p text:style-name="P2"><text:span text:style-name="T3">IMPLICIT CONVERSION</text:span></text:p>
      <text:p text:style-name="P2"><text:span text:style-name="T4">Implicit conversion is performed when one data type is expected, but a different data type is received. If the compiler knows how to perform this conversion then it will do it, however, if it doesn't then it will fail to compile. </text:span></text:p>
      <text:p text:style-name="P3"><draw:frame text:anchor-type="as-char" svg:width="107.10mm" svg:height="8.04mm" style:rel-width="scale" style:rel-height="scale"><draw:object-ole xlink:href="OleObj1"/><draw:image xlink:href="ObjectReplacements/OleObj1"/></draw:frame><text:span text:style-name="T5"/></text:p>
      <text:p text:style-name="P4"><text:span text:style-name="T6">Here the compiler can't copy the bits representing the int into the float variable, so it converts the int to a float and then assigns it to the variable. Some other examples:</text:span></text:p>
      <text:p text:style-name="P5"><draw:frame text:anchor-type="as-char" svg:width="143.09mm" svg:height="63.92mm" style:rel-width="scale" style:rel-height="scale"><draw:object-ole xlink:href="OleObj2"/><draw:image xlink:href="ObjectReplacements/OleObj2"/></draw:frame><text:span text:style-name="T7"/></text:p>
      <text:p text:style-name="P6"><text:span text:style-name="T7"/></text:p>
      <text:p text:style-name="P6"><text:span text:style-name="T8">PROMOTIONS</text:span></text:p>
      <text:p text:style-name="P6"><text:span text:style-name="T9">Numeric promotion is when a value of one type is converted into a value of a larger type.</text:span></text:p>
      <text:p text:style-name="P7"><draw:frame text:anchor-type="as-char" svg:width="129.12mm" svg:height="12.70mm" style:rel-width="scale" style:rel-height="scale"><draw:object-ole xlink:href="OleObj3"/><draw:image xlink:href="ObjectReplacements/OleObj3"/></draw:frame><text:span text:style-name="T10"/></text:p>
      <text:p text:style-name="P7"><text:span text:style-name="T11">There are two other terms in regards to promotions:</text:span></text:p>
      <text:list text:style-name="L8">
        <text:list-item>
          <text:p text:style-name="P8"><text:span text:style-name="T12">Integral Promotion:</text:span><text:span text:style-name="T13"><text:s/>Conversion of types smaller (narrower) than int (bool, char, unsigned char, signed char, unsigned short, signed short) to an int or unsigned int.</text:span></text:p>
        </text:list-item>
        <text:list-item>
          <text:p text:style-name="P8"><text:span text:style-name="T14">Floating Point Promotion:</text:span><text:span text:style-name="T15"><text:s/>Conversion of a float to a double.</text:span></text:p>
        </text:list-item>
      </text:list>
      <text:p text:style-name="P9"><text:span text:style-name="T15">These types of promotion are used in certain cases to convert smaller data types to int, unsigned int or double as they are usually the most performant types.</text:span></text:p>
      <text:p text:style-name="P9"><text:span text:style-name="T15">Promotions are safe and no data is lost (usually involve extending the binary representation of a number, e.g. adding leading 0s).</text:span></text:p>
      <text:p text:style-name="P9"><text:span text:style-name="T16"/></text:p>
      <text:p text:style-name="P9"><text:span text:style-name="T17">CONVERSIONS</text:span></text:p>
      <text:p text:style-name="P9"><text:span text:style-name="T18">Numeric conversion is when a value of a larger type is converted to a similar smaller type, between different types.</text:span></text:p>
      <text:p text:style-name="P9"><draw:frame text:anchor-type="as-char" svg:width="175.05mm" svg:height="13.34mm" style:rel-width="scale" style:rel-height="scale"><draw:object-ole xlink:href="OleObj4"/><draw:image xlink:href="ObjectReplacements/OleObj4"/></draw:frame><text:span text:style-name="T19"/></text:p>
      <text:p text:style-name="P9"><text:span text:style-name="T20">Unlike promotions, conversions may result in a loss of data, making the compiler produce a warning. These conversions are called narrowing conversions.</text:span></text:p>
      <text:p text:style-name="P9"><draw:frame text:anchor-type="as-char" svg:width="125.10mm" svg:height="18.20mm" style:rel-width="scale" style:rel-height="scale"><draw:object-ole xlink:href="OleObj5"/><draw:image xlink:href="ObjectReplacements/OleObj5"/></draw:frame><text:span text:style-name="T21"/></text:p>
      <text:p text:style-name="P9"><text:span text:style-name="T21"/></text:p>
      <text:p text:style-name="P9"><text:span text:style-name="T22">EVALUATING ARITHMETIC EXPRESSIONS</text:span></text:p>
      <text:p text:style-name="P9"><text:span text:style-name="T23">When evaluating expressions the compiler breaks each expression down into their own subexpressions. Arithmetic operators require operands to be of the same type, so the compiler does the following:</text:span></text:p>
      <text:list text:style-name="L10">
        <text:list-item>
          <text:p text:style-name="P10"><text:span text:style-name="T23">If an operand is an integer narrower than an int, perform integral promotion to int/unsigned int.</text:span></text:p>
        </text:list-item>
        <text:list-item>
          <text:p text:style-name="P10"><text:span text:style-name="T23">If they still dont match, the compiler finds the highest priority operand and implicitly coverts the other operand to match.</text:span></text:p>
        </text:list-item>
      </text:list>
      <text:p text:style-name="P11"><text:span text:style-name="T23">Operand Hierarchy:</text:span></text:p>
      <text:list text:style-name="L12">
        <text:list-item>
          <text:p text:style-name="P12"><text:span text:style-name="T23">long double</text:span></text:p>
        </text:list-item>
        <text:list-item>
          <text:p text:style-name="P12"><text:span text:style-name="T23">double</text:span></text:p>
        </text:list-item>
        <text:list-item>
          <text:p text:style-name="P12"><text:span text:style-name="T23">float</text:span></text:p>
        </text:list-item>
        <text:list-item>
          <text:p text:style-name="P12"><text:span text:style-name="T23">unsigned long long</text:span></text:p>
        </text:list-item>
        <text:list-item>
          <text:p text:style-name="P12"><text:span text:style-name="T23">long long</text:span></text:p>
        </text:list-item>
        <text:list-item>
          <text:p text:style-name="P12"><text:span text:style-name="T23">unsigned long</text:span></text:p>
        </text:list-item>
        <text:list-item>
          <text:p text:style-name="P12"><text:span text:style-name="T23">long</text:span></text:p>
        </text:list-item>
        <text:list-item>
          <text:p text:style-name="P12"><text:span text:style-name="T23">unsigned int</text:span></text:p>
        </text:list-item>
        <text:list-item>
          <text:p text:style-name="P12"><text:span text:style-name="T23">int</text:span></text:p>
        </text:list-item>
      </text:list>
      <text:p text:style-name="P13"><text:span text:style-name="T24"/></text:p>
      <text:p text:style-name="P13"><draw:frame text:anchor-type="as-char" svg:width="78.95mm" svg:height="19.47mm" style:rel-width="scale" style:rel-height="scale"><draw:object-ole xlink:href="OleObj6"/><draw:image xlink:href="ObjectReplacements/OleObj6"/></draw:frame><text:span text:style-name="T24"/></text:p>
      <text:p text:style-name="P13"><text:span text:style-name="T25">Here we added two shorts. Both undergo integral promotion to int before being added, therefore our result is an int.</text:span></text:p>
      <text:p text:style-name="P13"><draw:frame text:anchor-type="as-char" svg:width="83.40mm" svg:height="19.47mm" style:rel-width="scale" style:rel-height="scale"><draw:object-ole xlink:href="OleObj7"/><draw:image xlink:href="ObjectReplacements/OleObj7"/></draw:frame><text:span text:style-name="T26"/></text:p>
      <text:p text:style-name="P14"><text:span text:style-name="T27">Here we added a double and a short. The short undergoes integral promotion to an int. However, the int and double don't match. Because double is higher on the operand hierarchy, the int gets converted to a double. The doubles match and are added to produce a double.</text:span></text:p>
      <text:p text:style-name="P15"><draw:frame text:anchor-type="as-char" svg:width="62.02mm" svg:height="8.47mm" style:rel-width="scale" style:rel-height="scale"><draw:object-ole xlink:href="OleObj8"/><draw:image xlink:href="ObjectReplacements/OleObj8"/></draw:frame><text:span text:style-name="T28"/></text:p>
      <text:p text:style-name="P16"><text:span text:style-name="T29">Above we can see an example of implicit conversion creating an issue. The user expects the result to be -5, however, the int is promoted to an unsigned int (as it has a higher priority), and the subtraction is performed between two unsigned ints. This causes the calculation to wrap around and give an unexpected result.</text:span></text:p>
      <text:p text:style-name="P16"><text:span text:style-name="T30"/></text:p>
      <text:p text:style-name="P16"><text:span text:style-name="T31">EXPLICIT KEYWORD</text:span></text:p>
      <text:p text:style-name="P16"><text:span text:style-name="T32">The explicit function specifier controls unwanted implicit type conversions. It can only be used in declarations of constructors within a class declaration. </text:span></text:p>
      <text:p text:style-name="P16"><text:span text:style-name="T32">The compiler is allowed to make one implicit conversion to resolve the parameters to a function. This means that the compiler can use constructors callable with a single parameter to convert from one type to another to get the right type for a parameter</text:span></text:p>
      <text:p text:style-name="P17"><draw:frame text:anchor-type="as-char" svg:width="68.79mm" svg:height="46.36mm" style:rel-width="scale" style:rel-height="scale"><draw:object-ole xlink:href="OleObj9"/><draw:image xlink:href="ObjectReplacements/OleObj9"/></draw:frame><text:span text:style-name="T33"/></text:p>
      <text:p text:style-name="P18"><text:span text:style-name="T34">Because of implicit conversion, and because we have a constructor that takes a single parameter, we can do the following:</text:span></text:p>
      <text:p text:style-name="P19"><draw:frame text:anchor-type="as-char" svg:width="94.62mm" svg:height="6.35mm" style:rel-width="scale" style:rel-height="scale"><draw:object-ole xlink:href="OleObj10"/><draw:image xlink:href="ObjectReplacements/OleObj10"/></draw:frame><text:span text:style-name="T35"/></text:p>
      <text:p text:style-name="P19"><text:span text:style-name="T36">However, if we declare the constructor to be explicit, the previous example would be illegal.</text:span></text:p>
      <text:p text:style-name="P19"><draw:frame text:anchor-type="as-char" svg:width="73.24mm" svg:height="7.62mm" style:rel-width="scale" style:rel-height="scale"><draw:object-ole xlink:href="OleObj11"/><draw:image xlink:href="ObjectReplacements/OleObj11"/></draw:frame><text:span text:style-name="T37"/></text:p>
      <text:p text:style-name="P19"><draw:frame text:anchor-type="as-char" svg:width="57.36mm" svg:height="12.70mm" style:rel-width="scale" style:rel-height="scale"><draw:object-ole xlink:href="OleObj12"/><draw:image xlink:href="ObjectReplacements/OleObj12"/></draw:frame><text:span text:style-name="T37"/></text:p>
      <text:p text:style-name="P20"><text:span text:style-name="T37"/></text:p>
      <text:p text:style-name="P20"><text:span text:style-name="T38">EXPLICIT CONVERSION (TYPE CASTING)</text:span></text:p>
      <text:p text:style-name="P20"><text:span text:style-name="T39">Implicit conversion can sometimes give unexpected results to the user:</text:span></text:p>
      <text:p text:style-name="P21"><draw:frame text:anchor-type="as-char" svg:width="69.22mm" svg:height="20.32mm" style:rel-width="scale" style:rel-height="scale"><draw:object-ole xlink:href="OleObj13"/><draw:image xlink:href="ObjectReplacements/OleObj13"/></draw:frame><text:span text:style-name="T40"/></text:p>
      <text:p text:style-name="P22"><text:span text:style-name="T41">Here the user expects the result to be 2.5. However, we add two ints, meaning that no promotion takes place. Then integer division takes place on the two values, resulting in a int, which is then implicitly converted to a float. How do we avoid this? Type casting operators.</text:span></text:p>
      <text:p text:style-name="P22"><text:span text:style-name="T41">A cast represents a resquest by the user to perform an explicit type conversion. There are 5 different types of casts: C-style, static, const, dynamic and reinterpret.</text:span></text:p>
      <text:p text:style-name="P22"><text:span text:style-name="T42"/></text:p>
      <text:p text:style-name="P22"><text:span text:style-name="T43">C-STYLE CASTS</text:span></text:p>
      <text:p text:style-name="P22"><text:span text:style-name="T44">Casts done with the () operator. Using the previous example, if we used the c-style cast:</text:span></text:p>
      <text:p text:style-name="P23"><draw:frame text:anchor-type="as-char" svg:width="81.92mm" svg:height="16.30mm" style:rel-width="scale" style:rel-height="scale"><draw:object-ole xlink:href="OleObj14"/><draw:image xlink:href="ObjectReplacements/OleObj14"/></draw:frame><text:span text:style-name="T45"/></text:p>
      <text:p text:style-name="P23"><text:span text:style-name="T46">x would be converted float because of the cast, then y wouldn't match so that would be converted to a float, and then float division would be used to get the correct result.</text:span></text:p>
      <text:p text:style-name="P23"><text:span text:style-name="T46">C-style casts can also do const cast and reinterpret cast, and as a result can be misused and leading to unexpected behaviour. Avoid using C-style casts.</text:span></text:p>
      <text:p text:style-name="P23"><text:span text:style-name="T47"/></text:p>
      <text:p text:style-name="P23"><text:span text:style-name="T48">STATIC_CAST</text:span></text:p>
      <text:p text:style-name="P23"><text:span text:style-name="T49">Used to convert a value of one type to another.</text:span></text:p>
      <text:p text:style-name="P24"><draw:frame text:anchor-type="as-char" svg:width="125.10mm" svg:height="18.20mm" style:rel-width="scale" style:rel-height="scale"><draw:object-ole xlink:href="OleObj15"/><draw:image xlink:href="ObjectReplacements/OleObj15"/></draw:frame><text:span text:style-name="T50"/></text:p>
      <text:p text:style-name="P24"><text:span text:style-name="T51">The main advantage of static_cast is that it produces compile-time type checking, making it hard to be miused. Unlike C-style casts it cannot remove const or change pointer types. It can also cast through inheritance hierarchies, but when casting downwards it musn't cast through virtual inheritance.</text:span></text:p>
      <text:p text:style-name="P24"><text:span text:style-name="T52"/></text:p>
      <text:p text:style-name="P24"><text:span text:style-name="T53">REINTERPRET_CAST</text:span></text:p>
      <text:p text:style-name="P24"><text:span text:style-name="T54">Used to convert one type of pointer to another, without caring if the two types are related. Not only that but it also doesn't check if the pointer type and data being pointed are of the same type. </text:span></text:p>
      <text:p text:style-name="P25"><draw:frame text:anchor-type="as-char" svg:width="109.86mm" svg:height="12.07mm" style:rel-width="scale" style:rel-height="scale"><draw:object-ole xlink:href="OleObj16"/><draw:image xlink:href="ObjectReplacements/OleObj16"/></draw:frame><text:span text:style-name="T55"/></text:p>
      <text:p text:style-name="P25"><text:span text:style-name="T55"/></text:p>
      <text:p text:style-name="P25"><text:span text:style-name="T56">DYNAMIC_CAST</text:span></text:p>
      <text:p text:style-name="P25"><text:span text:style-name="T57">Used to safely downcast at run time. dynamic_cast is exclusively used for handling polymorphism. You can cast a pointer or reference to any polymorphic type to any other class type (a polymorphic class has at least one virtual function, declared or inherited). Downcasting is when we cast a base class ptr to a derived base class ptr/reference. (Upcasting is the oppositve, derived class to base class.) Can also be used for upcasting and even casting sideways.</text:span></text:p>
      <text:p text:style-name="P25"><draw:frame text:anchor-type="as-char" svg:width="72.60mm" svg:height="43.18mm" style:rel-width="scale" style:rel-height="scale"><draw:object-ole xlink:href="OleObj17"/><draw:image xlink:href="ObjectReplacements/OleObj17"/></draw:frame><text:span text:style-name="T58"/></text:p>
      <text:p text:style-name="P25"><text:span text:style-name="T59">If it can't cast sucessfully it will return nullptr (in the case of a pointer) or throw std::bad_cast (in the case of a reference).</text:span></text:p>
      <text:p text:style-name="P25"><text:span text:style-name="T60"/></text:p>
      <text:p text:style-name="P26"><text:span text:style-name="T61">CONST_CAST</text:span></text:p>
      <text:p text:style-name="P26"><text:span text:style-name="T62">Used to add or remove const to a variable. Can be used to change non-const class members inside a const member function, to add const to an object to call a specific member function overload and to cast away the volatile attribute. However, it is undefined behaviour to modify a value that is initially const.</text:span></text:p>
      <text:p text:style-name="P27"><draw:frame text:anchor-type="as-char" svg:width="80.22mm" svg:height="58.21mm" style:rel-width="scale" style:rel-height="scale"><draw:object-ole xlink:href="OleObj18"/><draw:image xlink:href="ObjectReplacements/OleObj18"/></draw:frame><text:span text:style-name="T63"/></text:p>
      <text:p text:style-name="P28"><text:span text:style-name="T63"/></text:p>
      <text:p text:style-name="P28"><text:span text:style-name="T63"/></text:p>
      <text:p text:style-name="P28"><text:span text:style-name="T63"/></text:p>
      <text:p text:style-name="P28"><text:span text:style-name="T63"/></text:p>
      <text:p text:style-name="P28"><text:span text:style-name="T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